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T1" style:family="text">
      <style:text-properties officeooo:rsid="000dad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Variaveis compostas</text:p>
      <text:p text:style-name="P1">As variaveis compostas, são o equivalente a listas, tuplas e dicionarios no python. Ou seja, uma variavel, que armazena vários espaços de memória. Para criarmos uma variavel composta, nós fazemos assim: </text:p>
      <text:p text:style-name="P1"><text:tab/>let num = [] ou var num = []</text:p>
      <text:p text:style-name="P1"><text:tab/>Podemos, inserir um valor novo, na posição que queremos, usando o comando num[3] = <text:s/>6, onde o valor dentro dos colchetes, e posição que vamos inserir o novo número, lembrando que na primeira posição, usamos o valor zero.</text:p>
      <text:p text:style-name="P1"><text:tab/>Podemos inserir um número na ultima posição, não importa qual seje, usando a função num.push(x), onde o x, é o número que queremos inserir, e também podemos inserir, uma função de contar os caractéres, da seguinte maneira num.lenght. Podemos também, embaralhar os números, usando a função num.sort(). </text:p>
      <text:p text:style-name="P1"><text:tab/><text:span text:style-name="T1">Nós também conseguimos saber em qual posição está o número, usando o comando num.indexOf(x), onde o x, é o número que queremos saber a posição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1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1" fo:font-size="11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03T18:51:00.114000000</dc:date>
    <meta:editing-duration>PT2M31S</meta:editing-duration>
    <meta:editing-cycles>1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6" meta:word-count="152" meta:character-count="918" meta:non-whitespace-character-count="764"/>
  </office:meta>
</office:document-meta>
</file>